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638" table:style-name="ce30">
            <text:p>8,638</text:p>
          </table:table-cell>
          <table:table-cell office:value-type="float" office:value="7770.49" table:style-name="ce33">
            <text:p>7,770</text:p>
          </table:table-cell>
          <table:table-cell office:value-type="float" office:value="12021" table:style-name="ce43">
            <text:p>12,021</text:p>
          </table:table-cell>
          <table:table-cell office:value-type="float" office:value="11363.93" table:style-name="ce46">
            <text:p>11,364</text:p>
          </table:table-cell>
          <table:table-cell office:value-type="float" office:value="6631" table:style-name="ce94">
            <text:p>6,631</text:p>
          </table:table-cell>
          <table:table-cell office:value-type="float" office:value="6393.77" table:style-name="ce97">
            <text:p>6,394</text:p>
          </table:table-cell>
          <table:table-cell office:value-type="float" office:value="2027" table:style-name="ce101">
            <text:p>2,027</text:p>
          </table:table-cell>
          <table:table-cell office:value-type="float" office:value="1979.12" table:style-name="ce104">
            <text:p>1,979</text:p>
          </table:table-cell>
          <table:table-cell office:value-type="float" office:value="220" table:style-name="ce112">
            <text:p>220</text:p>
          </table:table-cell>
          <table:table-cell office:value-type="float" office:value="218.55" table:style-name="ce115">
            <text:p>219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9537" table:content-validation-name="val3" table:style-name="ce67">
            <text:p>29,537</text:p>
          </table:table-cell>
          <table:table-cell office:value-type="float" office:value="27725.859999999997" table:content-validation-name="val3" table:style-name="ce69">
            <text:p>27,726</text:p>
          </table:table-cell>
          <table:table-cell office:value-type="float" office:value="2210" table:style-name="ce68">
            <text:p>2,210</text:p>
          </table:table-cell>
          <table:table-cell office:value-type="float" office:value="2145.4" table:style-name="ce73">
            <text:p>2,145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2210" table:style-name="ce156">
            <text:p>2,210</text:p>
          </table:table-cell>
          <table:table-cell office:value-type="float" office:value="2145.4" table:style-name="ce157">
            <text:p>2,145</text:p>
          </table:table-cell>
          <table:table-cell office:value-type="float" office:value="31747" table:content-validation-name="val3" table:style-name="ce158">
            <text:p>31,747</text:p>
          </table:table-cell>
          <table:table-cell office:value-type="float" office:value="29871.26" table:content-validation-name="val3" table:style-name="ce159">
            <text:p>29,871</text:p>
          </table:table-cell>
          <table:table-cell office:value-type="currency" office:value="66868000" table:content-validation-name="val2" table:style-name="ce9">
            <text:p>£66,868,000.00</text:p>
          </table:table-cell>
          <table:table-cell office:value-type="currency" office:value="8758000" table:content-validation-name="val2" table:style-name="ce9">
            <text:p>£8,758,000.00</text:p>
          </table:table-cell>
          <table:table-cell office:value-type="currency" office:value="67000" table:content-validation-name="val2" table:style-name="ce9">
            <text:p>£67,000.00</text:p>
          </table:table-cell>
          <table:table-cell office:value-type="currency" office:value="812000" table:content-validation-name="val2" table:style-name="ce9">
            <text:p>£812,000.00</text:p>
          </table:table-cell>
          <table:table-cell office:value-type="currency" office:value="13873000" table:content-validation-name="val2" table:style-name="ce9">
            <text:p>£13,873,000.00</text:p>
          </table:table-cell>
          <table:table-cell office:value-type="currency" office:value="5948000" table:content-validation-name="val2" table:style-name="ce9">
            <text:p>£5,948,000.00</text:p>
          </table:table-cell>
          <table:table-cell office:value-type="currency" office:value="96326000" table:style-name="ce10">
            <text:p>£96,326,000.00</text:p>
          </table:table-cell>
          <table:table-cell office:value-type="currency" office:value="5002000" table:content-validation-name="val2" table:style-name="ce11">
            <text:p>£5,002,000.00</text:p>
          </table:table-cell>
          <table:table-cell office:value-type="currency" office:value="942000" table:content-validation-name="val2" table:style-name="ce11">
            <text:p>£942,000.00</text:p>
          </table:table-cell>
          <table:table-cell office:value-type="currency" office:value="5944000" table:style-name="ce10">
            <text:p>£5,944,000.00</text:p>
          </table:table-cell>
          <table:table-cell office:value-type="currency" office:value="102270000" table:style-name="ce12">
            <text:p>£102,27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09" table:style-name="ce29">
            <text:p>309</text:p>
          </table:table-cell>
          <table:table-cell office:value-type="float" office:value="279.31000000000017" table:style-name="ce32">
            <text:p>279</text:p>
          </table:table-cell>
          <table:table-cell office:value-type="float" office:value="210" table:style-name="ce42">
            <text:p>210</text:p>
          </table:table-cell>
          <table:table-cell office:value-type="float" office:value="198.44100000000006" table:style-name="ce44">
            <text:p>198</text:p>
          </table:table-cell>
          <table:table-cell office:value-type="float" office:value="255" table:style-name="ce93">
            <text:p>255</text:p>
          </table:table-cell>
          <table:table-cell office:value-type="float" office:value="243.51200000000006" table:style-name="ce96">
            <text:p>244</text:p>
          </table:table-cell>
          <table:table-cell office:value-type="float" office:value="33" table:style-name="ce100">
            <text:p>33</text:p>
          </table:table-cell>
          <table:table-cell office:value-type="float" office:value="32.269999999999996" table:style-name="ce102">
            <text:p>32</text:p>
          </table:table-cell>
          <table:table-cell office:value-type="float" office:value="5" table:style-name="ce111">
            <text:p>5</text:p>
          </table:table-cell>
          <table:table-cell office:value-type="float" office:value="5" table:style-name="ce114">
            <text:p>5</text:p>
          </table:table-cell>
          <table:table-cell office:value-type="float" office:value="4" table:style-name="ce61">
            <text:p>4</text:p>
          </table:table-cell>
          <table:table-cell office:value-type="float" office:value="4" table:style-name="ce64">
            <text:p>4</text:p>
          </table:table-cell>
          <table:table-cell office:value-type="float" office:value="816" table:content-validation-name="val3" table:style-name="ce74">
            <text:p>816</text:p>
          </table:table-cell>
          <table:table-cell office:value-type="float" office:value="762.53300000000024" table:content-validation-name="val3" table:style-name="ce70">
            <text:p>763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5" table:style-name="ce155">
            <text:p>15</text:p>
          </table:table-cell>
          <table:table-cell office:value-type="float" office:value="15" table:style-name="ce153">
            <text:p>15</text:p>
          </table:table-cell>
          <table:table-cell office:value-type="float" office:value="15" table:style-name="ce74">
            <text:p>15</text:p>
          </table:table-cell>
          <table:table-cell office:value-type="float" office:value="15" table:style-name="ce161">
            <text:p>15</text:p>
          </table:table-cell>
          <table:table-cell office:value-type="float" office:value="831" table:content-validation-name="val3" table:style-name="ce164">
            <text:p>831</text:p>
          </table:table-cell>
          <table:table-cell office:value-type="float" office:value="777.53300000000024" table:content-validation-name="val3" table:style-name="ce160">
            <text:p>778</text:p>
          </table:table-cell>
          <table:table-cell office:value-type="currency" office:value="1647736.7799999963" table:content-validation-name="val1" table:style-name="ce9">
            <text:p>£1,647,736.78</text:p>
          </table:table-cell>
          <table:table-cell office:value-type="currency" office:value="8127.09" table:content-validation-name="val1" table:style-name="ce9">
            <text:p>£8,127.0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50437.049999999996" table:content-validation-name="val1" table:style-name="ce9">
            <text:p>£50,437.05</text:p>
          </table:table-cell>
          <table:table-cell office:value-type="currency" office:value="300683.53999999881" table:content-validation-name="val1" table:style-name="ce9">
            <text:p>£300,683.54</text:p>
          </table:table-cell>
          <table:table-cell office:value-type="currency" office:value="120452.20000000043" table:content-validation-name="val1" table:style-name="ce9">
            <text:p>£120,452.20</text:p>
          </table:table-cell>
          <table:table-cell office:value-type="currency" office:value="2127436.659999996" table:style-name="ce10">
            <text:p>£2,127,436.6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15103.36" table:content-validation-name="val2" table:style-name="ce11">
            <text:p>£115,103.36</text:p>
          </table:table-cell>
          <table:table-cell office:value-type="currency" office:value="115103.36" table:style-name="ce10">
            <text:p>£115,103.36</text:p>
          </table:table-cell>
          <table:table-cell office:value-type="currency" office:value="2242540.0199999958" table:style-name="ce12">
            <text:p>£2,242,540.02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48" table:style-name="ce31">
            <text:p>48</text:p>
          </table:table-cell>
          <table:table-cell office:value-type="float" office:value="46.297200000000004" table:style-name="ce34">
            <text:p>46</text:p>
          </table:table-cell>
          <table:table-cell office:value-type="float" office:value="65" table:style-name="ce41">
            <text:p>65</text:p>
          </table:table-cell>
          <table:table-cell office:value-type="float" office:value="64.135099999999994" table:style-name="ce45">
            <text:p>64</text:p>
          </table:table-cell>
          <table:table-cell office:value-type="float" office:value="615" table:style-name="ce95">
            <text:p>615</text:p>
          </table:table-cell>
          <table:table-cell office:value-type="float" office:value="607.86339999999996" table:style-name="ce98">
            <text:p>608</text:p>
          </table:table-cell>
          <table:table-cell office:value-type="float" office:value="51" table:style-name="ce99">
            <text:p>51</text:p>
          </table:table-cell>
          <table:table-cell office:value-type="float" office:value="50.662199999999999" table:style-name="ce103">
            <text:p>51</text:p>
          </table:table-cell>
          <table:table-cell office:value-type="float" office:value="6" table:style-name="ce113">
            <text:p>6</text:p>
          </table:table-cell>
          <table:table-cell office:value-type="float" office:value="6" table:style-name="ce116">
            <text:p>6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785" table:content-validation-name="val3" table:style-name="ce74">
            <text:p>785</text:p>
          </table:table-cell>
          <table:table-cell office:value-type="float" office:value="774.95789999999988" table:content-validation-name="val3" table:style-name="ce76">
            <text:p>775</text:p>
          </table:table-cell>
          <table:table-cell office:value-type="float" office:value="47" table:style-name="ce75">
            <text:p>47</text:p>
          </table:table-cell>
          <table:table-cell office:value-type="float" office:value="47" table:style-name="ce86">
            <text:p>47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8" table:style-name="ce135">
            <text:p>8</text:p>
          </table:table-cell>
          <table:table-cell office:value-type="float" office:value="8" table:style-name="ce140">
            <text:p>8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55" table:style-name="ce74">
            <text:p>55</text:p>
          </table:table-cell>
          <table:table-cell office:value-type="float" office:value="55" table:style-name="ce166">
            <text:p>55</text:p>
          </table:table-cell>
          <table:table-cell office:value-type="float" office:value="840" table:content-validation-name="val3" table:style-name="ce164">
            <text:p>840</text:p>
          </table:table-cell>
          <table:table-cell office:value-type="float" office:value="829.95789999999988" table:content-validation-name="val3" table:style-name="ce162">
            <text:p>830</text:p>
          </table:table-cell>
          <table:table-cell office:value-type="currency" office:value="2142446.2999999998" table:content-validation-name="val2" table:style-name="ce9">
            <text:p>£2,142,446.30</text:p>
          </table:table-cell>
          <table:table-cell office:value-type="currency" office:value="115806.81999999999" table:content-validation-name="val2" table:style-name="ce9">
            <text:p>£115,806.8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2254" table:content-validation-name="val2" table:style-name="ce9">
            <text:p>£32,254.00</text:p>
          </table:table-cell>
          <table:table-cell office:value-type="currency" office:value="387632.7" table:content-validation-name="val2" table:style-name="ce9">
            <text:p>£387,632.70</text:p>
          </table:table-cell>
          <table:table-cell office:value-type="currency" office:value="184954.59" table:content-validation-name="val2" table:style-name="ce9">
            <text:p>£184,954.59</text:p>
          </table:table-cell>
          <table:table-cell office:value-type="currency" office:value="2863094.4099999997" table:style-name="ce10">
            <text:p>£2,863,094.41</text:p>
          </table:table-cell>
          <table:table-cell office:value-type="currency" office:value="60425" table:content-validation-name="val2" table:style-name="ce11">
            <text:p>£60,425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60425" table:style-name="ce10">
            <text:p>£60,425.00</text:p>
          </table:table-cell>
          <table:table-cell office:value-type="currency" office:value="2923519.4099999997" table:style-name="ce12">
            <text:p>£2,923,519.4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3" table:style-name="ce36">
            <text:p>13</text:p>
          </table:table-cell>
          <table:table-cell office:value-type="float" office:value="11.5" table:style-name="ce39">
            <text:p>12</text:p>
          </table:table-cell>
          <table:table-cell office:value-type="float" office:value="8" table:style-name="ce49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38" table:style-name="ce88">
            <text:p>38</text:p>
          </table:table-cell>
          <table:table-cell office:value-type="float" office:value="37" table:style-name="ce91">
            <text:p>37</text:p>
          </table:table-cell>
          <table:table-cell office:value-type="float" office:value="2" table:style-name="ce107">
            <text:p>2</text:p>
          </table:table-cell>
          <table:table-cell office:value-type="float" office:value="1.8" table:style-name="ce110">
            <text:p>2</text:p>
          </table:table-cell>
          <table:table-cell office:value-type="float" office:value="1" table:style-name="ce118">
            <text:p>1</text:p>
          </table:table-cell>
          <table:table-cell office:value-type="float" office:value="0.6" table:style-name="ce121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2" table:content-validation-name="val3" table:style-name="ce74">
            <text:p>62</text:p>
          </table:table-cell>
          <table:table-cell office:value-type="float" office:value="57.9" table:content-validation-name="val3" table:style-name="ce59">
            <text:p>58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2" table:content-validation-name="val3" table:style-name="ce164">
            <text:p>62</text:p>
          </table:table-cell>
          <table:table-cell office:value-type="float" office:value="57.9" table:content-validation-name="val3" table:style-name="ce163">
            <text:p>58</text:p>
          </table:table-cell>
          <table:table-cell office:value-type="currency" office:value="167243" table:content-validation-name="val2" table:style-name="ce9">
            <text:p>£167,243.00</text:p>
          </table:table-cell>
          <table:table-cell office:value-type="currency" office:value="75" table:content-validation-name="val2" table:style-name="ce9">
            <text:p>£7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895" table:content-validation-name="val2" table:style-name="ce9">
            <text:p>£28,895.00</text:p>
          </table:table-cell>
          <table:table-cell office:value-type="currency" office:value="13348" table:content-validation-name="val2" table:style-name="ce9">
            <text:p>£13,348.00</text:p>
          </table:table-cell>
          <table:table-cell office:value-type="currency" office:value="209561" table:style-name="ce10">
            <text:p>£209,561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9561" table:style-name="ce12">
            <text:p>£209,561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2" table:style-name="ce35">
            <text:p>32</text:p>
          </table:table-cell>
          <table:table-cell office:value-type="float" office:value="31.41" table:style-name="ce38">
            <text:p>31</text:p>
          </table:table-cell>
          <table:table-cell office:value-type="float" office:value="67" table:style-name="ce48">
            <text:p>67</text:p>
          </table:table-cell>
          <table:table-cell office:value-type="float" office:value="67" table:style-name="ce50">
            <text:p>67</text:p>
          </table:table-cell>
          <table:table-cell office:value-type="float" office:value="36" table:style-name="ce87">
            <text:p>36</text:p>
          </table:table-cell>
          <table:table-cell office:value-type="float" office:value="35.4" table:style-name="ce90">
            <text:p>35</text:p>
          </table:table-cell>
          <table:table-cell office:value-type="float" office:value="17" table:style-name="ce106">
            <text:p>17</text:p>
          </table:table-cell>
          <table:table-cell office:value-type="float" office:value="17" table:style-name="ce108">
            <text:p>17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1.28" table:style-name="ce56">
            <text:p>1</text:p>
          </table:table-cell>
          <table:table-cell office:value-type="float" office:value="162" table:content-validation-name="val3" table:style-name="ce74">
            <text:p>162</text:p>
          </table:table-cell>
          <table:table-cell office:value-type="float" office:value="156.09" table:content-validation-name="val3" table:style-name="ce60">
            <text:p>156</text:p>
          </table:table-cell>
          <table:table-cell office:value-type="float" office:value="6" table:style-name="ce78">
            <text:p>6</text:p>
          </table:table-cell>
          <table:table-cell office:value-type="float" office:value="6" table:style-name="ce82">
            <text:p>6</text:p>
          </table:table-cell>
          <table:table-cell office:value-type="float" office:value="11" table:style-name="ce85">
            <text:p>11</text:p>
          </table:table-cell>
          <table:table-cell office:value-type="float" office:value="11" table:style-name="ce130">
            <text:p>11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13" table:style-name="ce144">
            <text:p>13</text:p>
          </table:table-cell>
          <table:table-cell office:value-type="float" office:value="11.4" table:style-name="ce146">
            <text:p>11</text:p>
          </table:table-cell>
          <table:table-cell office:value-type="float" office:value="30" table:style-name="ce74">
            <text:p>30</text:p>
          </table:table-cell>
          <table:table-cell office:value-type="float" office:value="28.4" table:style-name="ce168">
            <text:p>28</text:p>
          </table:table-cell>
          <table:table-cell office:value-type="float" office:value="192" table:content-validation-name="val3" table:style-name="ce164">
            <text:p>192</text:p>
          </table:table-cell>
          <table:table-cell office:value-type="float" office:value="184.49" table:content-validation-name="val3" table:style-name="ce165">
            <text:p>184</text:p>
          </table:table-cell>
          <table:table-cell office:value-type="currency" office:value="444955.33" table:content-validation-name="val1" table:style-name="ce9">
            <text:p>£444,955.33</text:p>
          </table:table-cell>
          <table:table-cell office:value-type="currency" office:value="52076.74" table:content-validation-name="val1" table:style-name="ce9">
            <text:p>£52,076.74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90962.96" table:content-validation-name="val1" table:style-name="ce9">
            <text:p>£90,962.96</text:p>
          </table:table-cell>
          <table:table-cell office:value-type="currency" office:value="43385.87" table:content-validation-name="val1" table:style-name="ce9">
            <text:p>£43,385.87</text:p>
          </table:table-cell>
          <table:table-cell office:value-type="currency" office:value="631380.9" table:style-name="ce10">
            <text:p>£631,380.90</text:p>
          </table:table-cell>
          <table:table-cell office:value-type="currency" office:value="161712.69" table:content-validation-name="val1" table:style-name="ce11">
            <text:p>£161,712.69</text:p>
          </table:table-cell>
          <table:table-cell office:value-type="currency" office:value="295108.8" table:content-validation-name="val2" table:style-name="ce9">
            <text:p>£295,108.80</text:p>
          </table:table-cell>
          <table:table-cell office:value-type="currency" office:value="456821.49" table:style-name="ce10">
            <text:p>£456,821.49</text:p>
          </table:table-cell>
          <table:table-cell office:value-type="currency" office:value="1088202.3900000001" table:style-name="ce12">
            <text:p>£1,088,202.39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5.54" table:style-name="ce40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8.0500000000000007" table:style-name="ce51">
            <text:p>8</text:p>
          </table:table-cell>
          <table:table-cell office:value-type="float" office:value="51" table:style-name="ce89">
            <text:p>51</text:p>
          </table:table-cell>
          <table:table-cell office:value-type="float" office:value="51" table:style-name="ce92">
            <text:p>51</text:p>
          </table:table-cell>
          <table:table-cell office:value-type="float" office:value="2" table:style-name="ce105">
            <text:p>2</text:p>
          </table:table-cell>
          <table:table-cell office:value-type="float" office:value="1.59" table:style-name="ce109">
            <text:p>2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9" table:content-validation-name="val3" table:style-name="ce14">
            <text:p>69</text:p>
          </table:table-cell>
          <table:table-cell office:value-type="float" office:value="67.180000000000007" table:content-validation-name="val3" table:style-name="ce14">
            <text:p>67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9" table:content-validation-name="val3" table:style-name="ce15">
            <text:p>69</text:p>
          </table:table-cell>
          <table:table-cell office:value-type="float" office:value="67.180000000000007" table:content-validation-name="val3" table:style-name="ce15">
            <text:p>67</text:p>
          </table:table-cell>
          <table:table-cell office:value-type="currency" office:value="172116.44" table:content-validation-name="val2" table:style-name="ce9">
            <text:p>£172,116.44</text:p>
          </table:table-cell>
          <table:table-cell office:value-type="currency" office:value="7530.41" table:content-validation-name="val2" table:style-name="ce9">
            <text:p>£7,530.4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1649.47" table:content-validation-name="val2" table:style-name="ce9">
            <text:p>£31,649.47</text:p>
          </table:table-cell>
          <table:table-cell office:value-type="currency" office:value="14852.32" table:content-validation-name="val2" table:style-name="ce9">
            <text:p>£14,852.32</text:p>
          </table:table-cell>
          <table:table-cell office:value-type="currency" office:value="226148.64" table:style-name="ce10">
            <text:p>£226,148.64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6148.64" table:style-name="ce12">
            <text:p>£226,148.64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Eileen Jones</dc:creator>
    <meta:creation-date>2012-07-18T14:50:11Z</meta:creation-date>
    <dc:date>2015-03-20T12:58:01Z</dc:date>
  </office:meta>
</office:document-meta>
</file>